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1.A" style:family="table-column">
      <style:table-column-properties style:column-width="0.818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3.226cm"/>
    </style:style>
    <style:style style:name="Tabla1.D" style:family="table-column">
      <style:table-column-properties style:column-width="1.995cm"/>
    </style:style>
    <style:style style:name="Tabla1.E" style:family="table-column">
      <style:table-column-properties style:column-width="2.013cm"/>
    </style:style>
    <style:style style:name="Tabla1.F" style:family="table-column">
      <style:table-column-properties style:column-width="0.252cm"/>
    </style:style>
    <style:style style:name="Tabla1.G" style:family="table-column">
      <style:table-column-properties style:column-width="2.487cm"/>
    </style:style>
    <style:style style:name="Tabla1.H" style:family="table-column">
      <style:table-column-properties style:column-width="0.347cm"/>
    </style:style>
    <style:style style:name="Tabla1.I" style:family="table-column">
      <style:table-column-properties style:column-width="0.737cm"/>
    </style:style>
    <style:style style:name="Tabla1.J" style:family="table-column">
      <style:table-column-properties style:column-width="0.182cm"/>
    </style:style>
    <style:style style:name="Tabla1.K" style:family="table-column">
      <style:table-column-properties style:column-width="4.108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9.009cm" fo:margin-left="0cm" fo:margin-top="0cm" fo:margin-bottom="0cm" table:align="left" style:writing-mode="lr-tb"/>
    </style:style>
    <style:style style:name="Tabla4.A" style:family="table-column">
      <style:table-column-properties style:column-width="1.071cm"/>
    </style:style>
    <style:style style:name="Tabla4.B" style:family="table-column">
      <style:table-column-properties style:column-width="4.934cm"/>
    </style:style>
    <style:style style:name="Tabla4.C" style:family="table-column">
      <style:table-column-properties style:column-width="2.2cm"/>
    </style:style>
    <style:style style:name="Tabla4.D" style:family="table-column">
      <style:table-column-properties style:column-width="3.792cm"/>
    </style:style>
    <style:style style:name="Tabla4.E" style:family="table-column">
      <style:table-column-properties style:column-width="3.591cm"/>
    </style:style>
    <style:style style:name="Tabla4.F" style:family="table-column">
      <style:table-column-properties style:column-width="3.422cm"/>
    </style:style>
    <style:style style:name="Tabla4.1" style:family="table-row">
      <style:table-row-properties style:row-height="0.797cm" fo:keep-together="auto"/>
    </style:style>
    <style:style style:name="Tabla4.A1" style:family="table-cell">
      <style:table-cell-properties style:vertical-align="middle" fo:background-color="#d9d9d9" fo:padding-left="0.182cm" fo:padding-right="0.191cm" fo:padding-top="0cm" fo:padding-bottom="0cm" fo:border-left="1pt solid #00000a" fo:border-right="1pt solid #000001" fo:border-top="1pt solid #00000a" fo:border-bottom="1pt solid #00000a">
        <style:background-image/>
      </style:table-cell-properties>
    </style:style>
    <style:style style:name="Tabla4.B1" style:family="table-cell">
      <style:table-cell-properties style:vertical-align="middle" fo:background-color="#ffffff" fo:padding-left="0.182cm" fo:padding-right="0.191cm" fo:padding-top="0cm" fo:padding-bottom="0cm" fo:border-left="1pt solid #000001" fo:border-right="none" fo:border-top="1pt solid #00000a" fo:border-bottom="1pt solid #00000a">
        <style:background-image/>
      </style:table-cell-properties>
    </style:style>
    <style:style style:name="Tabla4.E1" style:family="table-cell">
      <style:table-cell-properties style:vertical-align="middle" fo:background-color="#ffffff" fo:padding-left="0.182cm" fo:padding-right="0.191cm" fo:padding-top="0cm" fo:padding-bottom="0cm" fo:border-left="none" fo:border-right="none" fo:border-top="1pt solid #00000a" fo:border-bottom="1pt solid #00000a">
        <style:background-image/>
      </style:table-cell-properties>
    </style:style>
    <style:style style:name="Tabla4.F1" style:family="table-cell">
      <style:table-cell-properties style:vertical-align="middle" fo:background-color="#ffffff" fo:padding-left="0.182cm" fo:padding-right="0.191cm" fo:padding-top="0cm" fo:padding-bottom="0cm" fo:border-left="1pt solid #000001" fo:border-right="1pt solid #00000a" fo:border-top="1pt solid #00000a" fo:border-bottom="1pt solid #00000a">
        <style:background-image/>
      </style:table-cell-properties>
    </style:style>
    <style:style style:name="Tabla4.2" style:family="table-row">
      <style:table-row-properties style:min-row-height="0.785cm" fo:keep-together="auto"/>
    </style:style>
    <style:style style:name="Tabla4.A2" style:family="table-cell">
      <style:table-cell-properties style:vertical-align="middle" fo:background-color="#ffffff" fo:padding-left="0.182cm" fo:padding-right="0.191cm" fo:padding-top="0cm" fo:padding-bottom="0cm" fo:border="1pt solid #00000a">
        <style:background-image/>
      </style:table-cell-properties>
    </style:style>
    <style:style style:name="Tabla4.A3" style:family="table-cell">
      <style:table-cell-properties style:vertical-align="middle" fo:background-color="#dddddd" fo:padding-left="0.182cm" fo:padding-right="0.191cm" fo:padding-top="0cm" fo:padding-bottom="0cm" fo:border-left="1pt solid #00000a" fo:border-right="none" fo:border-top="none" fo:border-bottom="1pt solid #00000a">
        <style:background-image/>
      </style:table-cell-properties>
    </style:style>
    <style:style style:name="Tabla4.C3" style:family="table-cell">
      <style:table-cell-properties style:vertical-align="middle" fo:background-color="#dddddd" fo:padding-left="0.182cm" fo:padding-right="0.191cm" fo:padding-top="0cm" fo:padding-bottom="0cm" fo:border-left="1pt solid #00000a" fo:border-right="1pt solid #00000a" fo:border-top="none" fo:border-bottom="1pt solid #00000a">
        <style:background-image/>
      </style:table-cell-properties>
    </style:style>
    <style:style style:name="Tabla4.4" style:family="table-row">
      <style:table-row-properties style:min-row-height="1.328cm" fo:keep-together="auto"/>
    </style:style>
    <style:style style:name="Tabla4.A4" style:family="table-cell">
      <style:table-cell-properties style:vertical-align="middle" fo:background-color="#ffffff" fo:padding-left="0.182cm" fo:padding-right="0.191cm" fo:padding-top="0cm" fo:padding-bottom="0cm" fo:border-left="1pt solid #00000a" fo:border-right="none" fo:border-top="none" fo:border-bottom="1pt solid #00000a">
        <style:background-image/>
      </style:table-cell-properties>
    </style:style>
    <style:style style:name="Tabla4.E4" style:family="table-cell">
      <style:table-cell-properties style:vertical-align="middle" fo:background-color="#ffffff" fo:padding-left="0.182cm" fo:padding-right="0.191cm" fo:padding-top="0cm" fo:padding-bottom="0cm" fo:border-left="1pt solid #00000a" fo:border-right="1pt solid #00000a" fo:border-top="none" fo:border-bottom="1pt solid #00000a">
        <style:background-image/>
      </style:table-cell-properties>
    </style:style>
    <style:style style:name="Tabla4.5" style:family="table-row">
      <style:table-row-properties style:min-row-height="0.87cm" fo:keep-together="auto"/>
    </style:style>
    <style:style style:name="Tabla4.6" style:family="table-row">
      <style:table-row-properties style:min-row-height="1.799cm" fo:keep-together="auto"/>
    </style:style>
    <style:style style:name="Tabla4.A6" style:family="table-cell">
      <style:table-cell-properties fo:background-color="#ffffff" fo:padding-left="0.182cm" fo:padding-right="0.191cm" fo:padding-top="0cm" fo:padding-bottom="0cm" fo:border-left="1pt solid #00000a" fo:border-right="1pt solid #000001" fo:border-top="1pt solid #00000a" fo:border-bottom="1pt solid #00000a">
        <style:background-image/>
      </style:table-cell-properties>
    </style:style>
    <style:style style:name="Tabla4.7" style:family="table-row">
      <style:table-row-properties style:min-row-height="0.665cm" fo:keep-together="auto"/>
    </style:style>
    <style:style style:name="Tabla4.A7" style:family="table-cell">
      <style:table-cell-properties fo:background-color="#ffffff" fo:padding-left="0.182cm" fo:padding-right="0.191cm" fo:padding-top="0cm" fo:padding-bottom="0cm" fo:border-left="1pt solid #00000a" fo:border-right="1pt solid #000001" fo:border-top="none" fo:border-bottom="1pt solid #00000a">
        <style:background-image/>
      </style:table-cell-properties>
    </style:style>
    <style:style style:name="Tabla4.8" style:family="table-row">
      <style:table-row-properties style:min-row-height="0.392cm" fo:keep-together="auto"/>
    </style:style>
    <style:style style:name="Tabla4.A8" style:family="table-cell">
      <style:table-cell-properties fo:background-color="#cdcdcd" fo:padding-left="0.182cm" fo:padding-right="0.191cm" fo:padding-top="0cm" fo:padding-bottom="0cm" fo:border-left="1pt solid #00000a" fo:border-right="1pt solid #000001" fo:border-top="none" fo:border-bottom="1pt solid #00000a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8018c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officeooo:paragraph-rsid="0047e467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1pt" fo:language="es" fo:country="ES" officeooo:paragraph-rsid="0047e467" style:font-size-asian="11pt" style:font-name-complex="TimesNewRomanPSMT" style:font-size-complex="7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5f942a" style:font-size-asian="7.5pt" style:font-size-complex="7.5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5f942a" style:font-size-asian="7.5pt" style:font-size-complex="7.5pt"/>
    </style:style>
    <style:style style:name="P10" style:family="paragraph" style:parent-style-name="Header">
      <style:text-properties fo:language="es" fo:country="ES"/>
    </style:style>
    <style:style style:name="P11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5f942a"/>
    </style:style>
    <style:style style:name="P12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5f942a" style:font-size-asian="7.5pt" style:font-size-complex="7.5pt"/>
    </style:style>
    <style:style style:name="P13" style:family="paragraph" style:parent-style-name="Table_20_Paragraph">
      <style:paragraph-properties fo:margin-left="0.171cm" fo:margin-right="0cm" fo:text-indent="0cm" style:auto-text-indent="false"/>
      <style:text-properties officeooo:paragraph-rsid="005f942a"/>
    </style:style>
    <style:style style:name="P14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5f942a" style:font-size-asian="7.5pt" style:font-size-complex="7.5pt"/>
    </style:style>
    <style:style style:name="P15" style:family="paragraph" style:parent-style-name="Table_20_Paragraph">
      <style:paragraph-properties fo:margin-left="0.171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Calibri" fo:font-size="16pt" fo:letter-spacing="normal" fo:language="es" fo:country="ES" fo:font-weight="bold" officeooo:paragraph-rsid="0058018c" style:font-size-asian="16pt" style:font-weight-asian="bold" style:font-size-complex="16pt"/>
    </style:style>
    <style:style style:name="P16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58018c" style:font-weight-asian="bold"/>
    </style:style>
    <style:style style:name="P17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8018c" style:font-size-asian="18pt" style:font-weight-asian="bold"/>
    </style:style>
    <style:style style:name="P18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f942a" style:font-size-asian="18pt" style:font-weight-asian="bold"/>
    </style:style>
    <style:style style:name="P19" style:family="paragraph" style:parent-style-name="Table_20_Paragraph">
      <style:paragraph-properties fo:text-align="center" style:justify-single-word="false"/>
      <style:text-properties style:font-name="Calibri" fo:font-size="16pt" fo:letter-spacing="normal" fo:language="es" fo:country="ES" fo:font-weight="bold" officeooo:paragraph-rsid="005f942a" style:font-size-asian="16pt" style:font-weight-asian="bold" style:font-size-complex="16pt"/>
    </style:style>
    <style:style style:name="P20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5f942a" style:font-size-asian="7.5pt" style:font-size-complex="7.5pt"/>
    </style:style>
    <style:style style:name="P21" style:family="paragraph" style:parent-style-name="Table_20_Paragraph">
      <style:paragraph-properties fo:margin-left="0.166cm" fo:margin-right="0cm" fo:text-indent="0cm" style:auto-text-indent="false"/>
      <style:text-properties officeooo:paragraph-rsid="005f942a"/>
    </style:style>
    <style:style style:name="P22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1" fo:font-size="8pt" fo:letter-spacing="normal" fo:language="es" fo:country="ES" fo:font-weight="bold" officeooo:paragraph-rsid="005c0667" style:font-size-asian="8pt" style:font-weight-asian="bold" style:font-size-complex="8pt"/>
    </style:style>
    <style:style style:name="P23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24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25" style:family="paragraph" style:parent-style-name="Table_20_Paragraph">
      <style:paragraph-properties fo:margin-left="0.166cm" fo:margin-right="0.242cm" fo:margin-top="0cm" fo:margin-bottom="0cm" loext:contextual-spacing="false" fo:text-align="justify" style:justify-single-word="false" fo:orphans="0" fo:widows="0" fo:text-indent="0cm" style:auto-text-indent="false"/>
      <style:text-properties fo:language="es" fo:country="ES" officeooo:paragraph-rsid="0058018c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335601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dbb03" fo:hyphenate="false" fo:hyphenation-remain-char-count="2" fo:hyphenation-push-char-count="2" loext:hyphenation-no-caps="false"/>
    </style:style>
    <style:style style:name="P28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fo:font-size="12pt" fo:letter-spacing="normal" fo:language="es" fo:country="ES" fo:font-weight="normal" officeooo:rsid="00214aeb" officeooo:paragraph-rsid="003117e1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9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7.5pt" fo:letter-spacing="normal" fo:language="es" fo:country="ES" officeooo:paragraph-rsid="00214aeb" style:font-size-asian="7.5pt" style:font-size-complex="7.5pt" fo:hyphenate="false" fo:hyphenation-remain-char-count="2" fo:hyphenation-push-char-count="2" loext:hyphenation-no-caps="false"/>
    </style:style>
    <style:style style:name="P30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7.5pt" fo:letter-spacing="normal" fo:language="es" fo:country="ES" officeooo:paragraph-rsid="00321d06" style:font-size-asian="7.5pt" style:font-size-complex="7.5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1" fo:font-size="28pt" fo:letter-spacing="normal" fo:language="es" fo:country="ES" fo:font-weight="bold" officeooo:paragraph-rsid="005c0667" style:font-size-asian="28pt" style:font-weight-asian="bold" style:font-size-complex="28pt"/>
    </style:style>
    <style:style style:name="P32" style:family="paragraph" style:parent-style-name="Table_20_Paragraph">
      <style:paragraph-properties fo:margin-left="0cm" fo:margin-right="0cm" fo:text-indent="0cm" style:auto-text-indent="false"/>
      <style:text-properties officeooo:paragraph-rsid="005f942a"/>
    </style:style>
    <style:style style:name="P33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f942a"/>
    </style:style>
    <style:style style:name="P34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language="es" fo:country="ES" officeooo:paragraph-rsid="0058018c"/>
    </style:style>
    <style:style style:name="P35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fo:language="es" fo:country="ES" officeooo:paragraph-rsid="0058018c"/>
    </style:style>
    <style:style style:name="P36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fo:font-size="6pt" fo:language="es" fo:country="ES" fo:font-style="italic" officeooo:paragraph-rsid="0058018c" style:font-size-asian="6pt" style:font-style-asian="italic" style:font-name-complex="Arial2" style:font-size-complex="6pt"/>
    </style:style>
    <style:style style:name="P37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officeooo:paragraph-rsid="005dbb03" style:font-size-asian="8pt" style:font-size-complex="8pt"/>
    </style:style>
    <style:style style:name="P38" style:family="paragraph" style:parent-style-name="Table_20_Paragraph">
      <loext:graphic-properties draw:fill="none"/>
      <style:paragraph-properties fo:margin-left="0.801cm" fo:margin-right="0.199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paragraph-rsid="00070cad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39" style:family="paragraph" style:parent-style-name="Table_20_Paragraph">
      <loext:graphic-properties draw:fill="none"/>
      <style:paragraph-properties fo:margin-left="0.801cm" fo:margin-right="0.199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rsid="002492af" officeooo:paragraph-rsid="0030a9c1" style:font-size-asian="8pt" style:font-weight-asian="normal" style:font-name-complex="Calibri2" style:font-size-complex="8pt" style:font-weight-complex="normal" fo:hyphenate="false" fo:hyphenation-remain-char-count="2" fo:hyphenation-push-char-count="2" loext:hyphenation-no-caps="false"/>
    </style:style>
    <style:style style:name="P40" style:family="paragraph" style:parent-style-name="Table_20_Paragraph">
      <loext:graphic-properties draw:fill="none"/>
      <style:paragraph-properties fo:margin-left="0.9cm" fo:margin-right="0.199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fo:font-size="8pt" fo:font-weight="normal" officeooo:paragraph-rsid="00074489" style:font-size-asian="8pt" style:font-weight-asian="normal" style:font-size-complex="8pt" fo:hyphenate="false" fo:hyphenation-remain-char-count="2" fo:hyphenation-push-char-count="2" loext:hyphenation-no-caps="false"/>
    </style:style>
    <style:style style:name="P41" style:family="paragraph" style:parent-style-name="Table_20_Paragraph">
      <loext:graphic-properties draw:fill="none"/>
      <style:paragraph-properties fo:margin-left="0.9cm" fo:margin-right="0.199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paragraph-rsid="00074489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42" style:family="paragraph" style:parent-style-name="Table_20_Paragraph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8pt" fo:letter-spacing="normal" fo:language="es" fo:country="ES" officeooo:paragraph-rsid="00214aeb" style:font-size-asian="8pt" style:font-size-complex="8pt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0cm" fo:margin-right="0.189cm" fo:margin-top="0cm" fo:margin-bottom="0cm" loext:contextual-spacing="false" fo:line-height="115%" fo:text-align="start" style:justify-single-word="false" fo:text-indent="0cm" style:auto-text-indent="false">
        <style:tab-stops>
          <style:tab-stop style:position="0.623cm"/>
        </style:tab-stops>
      </style:paragraph-properties>
      <style:text-properties officeooo:paragraph-rsid="005f942a"/>
    </style:style>
    <style:style style:name="P44" style:family="paragraph" style:parent-style-name="Text_20_body">
      <style:paragraph-properties fo:margin-left="0.198cm" fo:margin-right="0.189cm" fo:margin-top="0cm" fo:margin-bottom="0cm" loext:contextual-spacing="false" fo:line-height="115%" fo:text-align="start" style:justify-single-word="false" fo:text-indent="0cm" style:auto-text-indent="false">
        <style:tab-stops>
          <style:tab-stop style:position="0.623cm"/>
        </style:tab-stops>
      </style:paragraph-properties>
      <style:text-properties officeooo:paragraph-rsid="005f942a"/>
    </style:style>
    <style:style style:name="P4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6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bold" fo:background-color="transparent"/>
    </style:style>
    <style:style style:name="P47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9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T3" style:family="text">
      <style:text-properties style:font-name="Times New Roman" fo:font-size="24pt" fo:font-weight="bold" style:font-size-asian="24pt" style:font-weight-asian="bold" style:font-size-complex="24pt"/>
    </style:style>
    <style:style style:name="T4" style:family="text">
      <style:text-properties style:font-name="Arial1" fo:font-size="20pt" fo:letter-spacing="normal" fo:font-weight="bold" style:font-size-asian="20pt" style:font-weight-asian="bold" style:font-size-complex="20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fo:color="#800000" style:font-name="Arial1" fo:font-size="28pt" fo:letter-spacing="normal" fo:font-weight="bold" style:font-size-asian="28pt" style:font-weight-asian="bold" style:font-size-complex="28pt"/>
    </style:style>
    <style:style style:name="T7" style:family="text">
      <style:text-properties fo:color="#800000" style:font-name="Arial1" fo:font-size="28pt" fo:letter-spacing="normal" fo:font-weight="bold" officeooo:rsid="005cbd98" style:font-size-asian="28pt" style:font-weight-asian="bold" style:font-size-complex="28pt"/>
    </style:style>
    <style:style style:name="T8" style:family="text">
      <style:text-properties fo:color="#800000" style:font-name="Arial1" fo:font-size="28pt" fo:letter-spacing="normal" fo:font-weight="bold" officeooo:rsid="00070cad" style:font-size-asian="28pt" style:font-weight-asian="bold" style:font-size-complex="28pt"/>
    </style:style>
    <style:style style:name="T9" style:family="text">
      <style:text-properties fo:color="#800000" style:font-name="Arial1" fo:font-size="6pt" fo:letter-spacing="normal" fo:font-weight="bold" style:font-size-asian="6pt" style:font-weight-asian="bold" style:font-size-complex="6pt"/>
    </style:style>
    <style:style style:name="T10" style:family="text">
      <style:text-properties style:text-position="13% 100%" fo:font-size="7.5pt" style:font-size-asian="7.5pt" style:font-size-complex="7.5pt" style:text-scale="115%"/>
    </style:style>
    <style:style style:name="T11" style:family="text">
      <style:text-properties style:text-position="13% 100%" fo:font-size="7.5pt" style:font-size-asian="7.5pt" style:font-name-complex="Calibri2" style:font-size-complex="7.5pt" style:text-scale="105%"/>
    </style:style>
    <style:style style:name="T12" style:family="text">
      <style:text-properties style:text-position="13% 100%" fo:font-size="7.5pt" officeooo:rsid="00141974" style:font-size-asian="7.5pt" style:font-name-complex="Calibri2" style:font-size-complex="7.5pt" style:text-scale="105%"/>
    </style:style>
    <style:style style:name="T13" style:family="text">
      <style:text-properties style:text-position="13% 100%" fo:font-size="7.5pt" fo:letter-spacing="normal" fo:language="es" fo:country="ES" style:font-size-asian="7.5pt" style:font-name-complex="Calibri2" style:font-size-complex="7.5pt" style:text-scale="105%"/>
    </style:style>
    <style:style style:name="T14" style:family="text">
      <style:text-properties style:text-position="13% 100%" fo:font-size="7.5pt" fo:letter-spacing="normal" fo:language="es" fo:country="ES" fo:font-style="normal" fo:font-weight="normal" officeooo:rsid="00157540" style:font-size-asian="7.5pt" style:font-style-asian="normal" style:font-weight-asian="normal" style:font-name-complex="Calibri2" style:font-size-complex="7.5pt" style:font-style-complex="normal" style:font-weight-complex="normal" style:text-scale="105%"/>
    </style:style>
    <style:style style:name="T15" style:family="text">
      <style:text-properties style:text-position="13% 100%" fo:font-size="7.5pt" fo:letter-spacing="normal" fo:language="es" fo:country="ES" fo:font-style="italic" fo:font-weight="bold" officeooo:rsid="00214aeb" style:font-size-asian="7.5pt" style:font-style-asian="italic" style:font-weight-asian="bold" style:font-name-complex="Calibri2" style:font-size-complex="7.5pt" style:font-style-complex="italic" style:text-scale="105%"/>
    </style:style>
    <style:style style:name="T16" style:family="text">
      <style:text-properties style:text-position="13% 100%" fo:font-size="7.5pt" fo:language="es" fo:country="ES" style:font-size-asian="7.5pt" style:font-name-complex="Calibri2" style:font-size-complex="7.5pt" style:text-scale="105%"/>
    </style:style>
    <style:style style:name="T17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18" style:family="text">
      <style:text-properties style:text-position="13% 100%" fo:font-size="8pt" fo:letter-spacing="normal" fo:language="es" fo:country="ES" style:font-size-asian="8pt" style:font-name-complex="Calibri2" style:font-size-complex="8pt" style:text-scale="105%"/>
    </style:style>
    <style:style style:name="T19" style:family="text">
      <style:text-properties style:text-position="13% 100%" fo:font-size="8pt" fo:letter-spacing="normal" fo:language="es" fo:country="ES" fo:font-style="normal" fo:font-weight="normal" officeooo:rsid="00157540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0" style:family="text">
      <style:text-properties style:text-position="13% 100%" fo:font-size="8pt" fo:letter-spacing="normal" fo:language="es" fo:country="ES" fo:font-style="normal" fo:font-weight="normal" officeooo:rsid="003117e1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1" style:family="text">
      <style:text-properties style:text-position="13% 100%" fo:font-size="8pt" fo:letter-spacing="normal" fo:language="es" fo:country="ES" fo:font-style="normal" fo:font-weight="normal" officeooo:rsid="00335601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2" style:family="text">
      <style:text-properties style:text-position="13% 100%" fo:font-size="8pt" fo:letter-spacing="normal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3" style:family="text">
      <style:text-properties style:text-position="13% 100%" fo:font-size="8pt" fo:letter-spacing="normal" fo:language="es" fo:country="ES" fo:font-style="normal" fo:font-weight="normal" officeooo:rsid="005dbb03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4" style:family="text">
      <style:text-properties style:text-position="13% 100%" fo:font-size="8pt" fo:letter-spacing="normal" fo:language="es" fo:country="ES" fo:font-style="italic" fo:font-weight="bold" officeooo:rsid="00214aeb" style:font-size-asian="8pt" style:font-style-asian="italic" style:font-weight-asian="bold" style:font-name-complex="Calibri2" style:font-size-complex="8pt" style:font-style-complex="italic" style:text-scale="105%"/>
    </style:style>
    <style:style style:name="T25" style:family="text">
      <style:text-properties style:text-position="13% 100%" fo:font-size="8pt" fo:letter-spacing="0.056cm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6" style:family="text">
      <style:text-properties style:text-position="13% 100%" fo:font-size="8pt" fo:letter-spacing="0.055cm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7" style:family="text">
      <style:text-properties style:text-position="13% 100%" fo:font-size="8pt" fo:letter-spacing="0.009cm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8" style:family="text">
      <style:text-properties style:text-position="13% 100%" fo:font-size="8pt" fo:letter-spacing="0.007cm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29" style:family="text">
      <style:text-properties style:text-position="13% 100%" fo:font-size="8pt" fo:letter-spacing="0.004cm" fo:language="es" fo:country="ES" fo:font-style="normal" fo:font-weight="normal" officeooo:rsid="00214aeb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30" style:family="text">
      <style:text-properties style:text-position="13% 100%" fo:font-size="8pt" fo:font-style="italic" fo:font-weight="bold" officeooo:rsid="00157540" style:font-size-asian="8pt" style:font-style-asian="italic" style:font-weight-asian="bold" style:font-name-complex="Calibri2" style:font-size-complex="8pt" style:font-style-complex="italic" style:text-scale="105%"/>
    </style:style>
    <style:style style:name="T31" style:family="text">
      <style:text-properties style:text-position="13% 100%" fo:font-size="8pt" fo:font-style="normal" fo:font-weight="normal" officeooo:rsid="00157540" style:font-size-asian="8pt" style:font-style-asian="normal" style:font-weight-asian="normal" style:font-name-complex="Calibri2" style:font-size-complex="8pt" style:font-style-complex="normal" style:font-weight-complex="normal" style:text-scale="105%"/>
    </style:style>
    <style:style style:name="T32" style:family="text">
      <style:text-properties style:text-position="13% 100%" fo:font-size="8pt" fo:font-style="normal" fo:font-weight="normal" officeooo:rsid="0030a9c1" style:font-size-asian="8pt" style:font-style-asian="normal" style:font-weight-asian="normal" style:font-name-complex="Arial,Bold" style:font-size-complex="8pt" style:font-style-complex="normal" style:font-weight-complex="normal" style:text-scale="105%"/>
    </style:style>
    <style:style style:name="T33" style:family="text">
      <style:text-properties style:text-position="13% 100%" fo:font-size="8pt" fo:font-style="normal" fo:font-weight="normal" officeooo:rsid="00350f8a" style:font-size-asian="8pt" style:font-style-asian="normal" style:font-weight-asian="normal" style:font-name-complex="Arial,Bold" style:font-size-complex="8pt" style:font-style-complex="normal" style:font-weight-complex="normal" style:text-scale="105%"/>
    </style:style>
    <style:style style:name="T34" style:family="text">
      <style:text-properties style:text-position="13% 100%" fo:font-size="5.5pt" fo:font-style="italic" style:font-size-asian="5.5pt" style:font-style-asian="italic" style:font-name-complex="Calibri2" style:font-size-complex="5.5pt" style:font-style-complex="italic" style:text-scale="105%"/>
    </style:style>
    <style:style style:name="T35" style:family="text">
      <style:text-properties style:text-position="13% 100%" fo:font-size="5.5pt" fo:font-style="italic" fo:font-weight="normal" officeooo:rsid="00214aeb" style:font-size-asian="5.5pt" style:font-style-asian="italic" style:font-weight-asian="normal" style:font-name-complex="Calibri2" style:font-size-complex="5.5pt" style:font-style-complex="italic" style:font-weight-complex="normal" style:text-scale="105%"/>
    </style:style>
    <style:style style:name="T36" style:family="text">
      <style:text-properties style:text-position="13% 100%" fo:font-size="11pt" fo:font-style="italic" fo:font-weight="bold" officeooo:rsid="00214aeb" style:font-size-asian="11pt" style:font-style-asian="italic" style:font-weight-asian="bold" style:font-name-complex="Calibri2" style:font-size-complex="11pt" style:font-style-complex="italic" style:text-scale="105%"/>
    </style:style>
    <style:style style:name="T37" style:family="text">
      <style:text-properties style:text-position="13% 100%" fo:font-size="11pt" fo:font-style="italic" fo:font-weight="bold" officeooo:rsid="00321d06" style:font-size-asian="11pt" style:font-style-asian="italic" style:font-weight-asian="bold" style:font-name-complex="Calibri2" style:font-size-complex="11pt" style:font-style-complex="italic" style:text-scale="105%"/>
    </style:style>
    <style:style style:name="T38" style:family="text">
      <style:text-properties style:text-position="13% 100%" fo:font-size="12pt" fo:font-style="italic" fo:font-weight="normal" officeooo:rsid="00214aeb" style:font-size-asian="12pt" style:font-style-asian="italic" style:font-weight-asian="normal" style:font-name-complex="Calibri2" style:font-size-complex="12pt" style:font-style-complex="italic" style:font-weight-complex="normal" style:text-scale="105%"/>
    </style:style>
    <style:style style:name="T39" style:family="text">
      <style:text-properties style:text-position="13% 100%" fo:font-style="normal" fo:font-weight="normal" officeooo:rsid="00157540" style:font-style-asian="normal" style:font-weight-asian="normal" style:font-name-complex="Calibri2" style:font-style-complex="normal" style:font-weight-complex="normal" style:text-scale="105%"/>
    </style:style>
    <style:style style:name="T40" style:family="text">
      <style:text-properties fo:font-size="6pt" fo:font-style="italic" style:font-size-asian="6pt" style:font-style-asian="italic" style:font-name-complex="Arial2" style:font-size-complex="6pt"/>
    </style:style>
    <style:style style:name="T41" style:family="text">
      <style:text-properties fo:font-size="6pt" officeooo:rsid="0011c667" style:font-size-asian="6pt" style:font-size-complex="6pt"/>
    </style:style>
    <style:style style:name="T42" style:family="text">
      <style:text-properties fo:font-size="6pt" officeooo:rsid="0048957e" style:font-size-asian="6pt" style:font-size-complex="6pt"/>
    </style:style>
    <style:style style:name="T43" style:family="text">
      <style:text-properties fo:letter-spacing="0.046cm" fo:font-weight="bold" style:font-weight-asian="bold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style:font-weight-asian="bold" style:font-name-complex="Arial,Bold" style:font-weight-complex="bold"/>
    </style:style>
    <style:style style:name="T46" style:family="text">
      <style:text-properties fo:font-weight="bold" officeooo:rsid="0030a9c1" style:font-weight-asian="bold" style:font-name-complex="Arial,Bold" style:font-weight-complex="bold"/>
    </style:style>
    <style:style style:name="T47" style:family="text">
      <style:text-properties fo:font-weight="bold" officeooo:rsid="00141974" style:font-weight-asian="bold" style:font-name-complex="Arial,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letter-spacing="0.048cm" fo:font-weight="bold" style:font-weight-asian="bold"/>
    </style:style>
    <style:style style:name="T50" style:family="text">
      <style:text-properties fo:letter-spacing="0.042cm" fo:font-weight="bold" style:font-weight-asian="bold"/>
    </style:style>
    <style:style style:name="T51" style:family="text">
      <style:text-properties fo:font-size="7.5pt" fo:letter-spacing="0.019cm" style:font-size-asian="7.5pt" style:font-size-complex="7.5pt"/>
    </style:style>
    <style:style style:name="T52" style:family="text">
      <style:text-properties fo:font-size="7.5pt" fo:letter-spacing="0.019cm" fo:language="es" fo:country="ES" style:font-size-asian="7.5pt" style:font-size-complex="7.5pt"/>
    </style:style>
    <style:style style:name="T53" style:family="text">
      <style:text-properties fo:font-size="7.5pt" style:font-size-asian="7.5pt" style:font-size-complex="7.5pt"/>
    </style:style>
    <style:style style:name="T54" style:family="text">
      <style:text-properties fo:font-size="7.5pt" officeooo:rsid="00157540" style:font-size-asian="7.5pt" style:font-name-complex="Calibri2" style:font-size-complex="7.5pt"/>
    </style:style>
    <style:style style:name="T55" style:family="text">
      <style:text-properties fo:font-size="7.5pt" fo:letter-spacing="0.026cm" style:font-size-asian="7.5pt" style:font-size-complex="7.5pt"/>
    </style:style>
    <style:style style:name="T56" style:family="text">
      <style:text-properties fo:font-size="7.5pt" fo:letter-spacing="0.026cm" fo:language="es" fo:country="ES" style:font-size-asian="7.5pt" style:font-size-complex="7.5pt"/>
    </style:style>
    <style:style style:name="T57" style:family="text">
      <style:text-properties fo:font-size="7.5pt" fo:letter-spacing="0.023cm" style:font-size-asian="7.5pt" style:font-size-complex="7.5pt"/>
    </style:style>
    <style:style style:name="T58" style:family="text">
      <style:text-properties fo:font-size="7.5pt" fo:letter-spacing="0.016cm" style:font-size-asian="7.5pt" style:font-size-complex="7.5pt"/>
    </style:style>
    <style:style style:name="T59" style:family="text">
      <style:text-properties fo:font-size="7.5pt" fo:letter-spacing="0.018cm" style:font-size-asian="7.5pt" style:font-size-complex="7.5pt"/>
    </style:style>
    <style:style style:name="T60" style:family="text">
      <style:text-properties fo:font-size="7.5pt" fo:letter-spacing="0.025cm" style:font-size-asian="7.5pt" style:font-size-complex="7.5pt"/>
    </style:style>
    <style:style style:name="T61" style:family="text">
      <style:text-properties fo:font-size="7.5pt" fo:letter-spacing="0.025cm" fo:language="es" fo:country="ES" style:font-size-asian="7.5pt" style:font-size-complex="7.5pt"/>
    </style:style>
    <style:style style:name="T62" style:family="text">
      <style:text-properties fo:font-size="7.5pt" fo:language="es" fo:country="ES" style:font-size-asian="7.5pt" style:font-size-complex="7.5pt"/>
    </style:style>
    <style:style style:name="T63" style:family="text">
      <style:text-properties fo:font-size="7.5pt" fo:language="es" fo:country="ES" style:font-size-asian="7.5pt" style:font-size-complex="7.5pt" style:text-scale="105%"/>
    </style:style>
    <style:style style:name="T64" style:family="text">
      <style:text-properties fo:font-size="7.5pt" fo:language="es" fo:country="ES" officeooo:rsid="00523fcc" style:font-size-asian="7.5pt" style:font-size-complex="7.5pt" style:text-scale="105%"/>
    </style:style>
    <style:style style:name="T65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66" style:family="text">
      <style:text-properties fo:font-size="7.5pt" fo:letter-spacing="normal" fo:language="es" fo:country="ES" style:font-size-asian="7.5pt" style:font-size-complex="7.5pt"/>
    </style:style>
    <style:style style:name="T67" style:family="text">
      <style:text-properties fo:letter-spacing="0.028cm" fo:language="es" fo:country="ES" fo:font-weight="bold" style:font-weight-asian="bold"/>
    </style:style>
    <style:style style:name="T68" style:family="text">
      <style:text-properties fo:letter-spacing="0.026cm" fo:language="es" fo:country="ES" fo:font-weight="bold" style:font-weight-asian="bold"/>
    </style:style>
    <style:style style:name="T69" style:family="text">
      <style:text-properties fo:letter-spacing="0.026cm" fo:language="es" fo:country="ES" fo:font-weight="bold" officeooo:rsid="00070cad" style:font-weight-asian="bold"/>
    </style:style>
    <style:style style:name="T70" style:family="text">
      <style:text-properties fo:font-size="7pt" fo:letter-spacing="normal" fo:font-style="italic" style:font-size-asian="7pt" style:font-style-asian="italic" style:font-size-complex="7pt"/>
    </style:style>
    <style:style style:name="T71" style:family="text">
      <style:text-properties fo:font-size="7pt" fo:letter-spacing="0.002cm" fo:font-style="italic" style:font-size-asian="7pt" style:font-style-asian="italic" style:font-size-complex="7pt"/>
    </style:style>
    <style:style style:name="T72" style:family="text">
      <style:text-properties fo:font-size="7pt" fo:letter-spacing="0.007cm" fo:font-style="italic" style:font-size-asian="7pt" style:font-style-asian="italic" style:font-size-complex="7pt"/>
    </style:style>
    <style:style style:name="T73" style:family="text">
      <style:text-properties fo:font-size="7pt" fo:font-style="italic" style:font-size-asian="7pt" style:font-style-asian="italic" style:font-size-complex="7pt"/>
    </style:style>
    <style:style style:name="T74" style:family="text">
      <style:text-properties fo:font-size="7pt" fo:font-style="italic" officeooo:rsid="0058018c" style:font-size-asian="7pt" style:font-style-asian="italic" style:font-size-complex="7pt"/>
    </style:style>
    <style:style style:name="T75" style:family="text">
      <style:text-properties fo:font-size="8pt" style:font-size-asian="8pt" style:font-name-complex="Arial2" style:font-size-complex="8pt"/>
    </style:style>
    <style:style style:name="T76" style:family="text">
      <style:text-properties fo:font-size="8pt" style:font-size-asian="8pt" style:font-name-complex="Calibri2" style:font-size-complex="8pt"/>
    </style:style>
    <style:style style:name="T77" style:family="text">
      <style:text-properties fo:font-size="8pt" officeooo:rsid="0028b1e8" style:font-size-asian="8pt" style:font-name-complex="Calibri2" style:font-size-complex="8pt"/>
    </style:style>
    <style:style style:name="T78" style:family="text">
      <style:text-properties fo:font-size="8pt" officeooo:rsid="003117e1" style:font-size-asian="8pt" style:font-name-complex="Calibri2" style:font-size-complex="8pt"/>
    </style:style>
    <style:style style:name="T79" style:family="text">
      <style:text-properties fo:font-size="8pt" officeooo:rsid="00157540" style:font-size-asian="8pt" style:font-name-complex="Calibri2" style:font-size-complex="8pt"/>
    </style:style>
    <style:style style:name="T80" style:family="text">
      <style:text-properties fo:font-size="8pt" fo:letter-spacing="normal" fo:language="es" fo:country="ES" style:font-size-asian="8pt" style:font-name-complex="Calibri2" style:font-size-complex="8pt"/>
    </style:style>
    <style:style style:name="T81" style:family="text">
      <style:text-properties fo:font-size="8pt" fo:letter-spacing="normal" fo:language="es" fo:country="ES" officeooo:rsid="00157540" style:font-size-asian="8pt" style:font-name-complex="Calibri2" style:font-size-complex="8pt"/>
    </style:style>
    <style:style style:name="T82" style:family="text">
      <style:text-properties fo:font-size="8pt" fo:letter-spacing="normal" style:font-size-asian="8pt" style:font-size-complex="8pt"/>
    </style:style>
    <style:style style:name="T83" style:family="text">
      <style:text-properties style:font-name-complex="Arial2"/>
    </style:style>
    <style:style style:name="T84" style:family="text">
      <style:text-properties officeooo:rsid="00141974" style:font-name-complex="Arial2"/>
    </style:style>
    <style:style style:name="T85" style:family="text">
      <style:text-properties officeooo:rsid="0030a9c1" style:font-name-complex="Arial2"/>
    </style:style>
    <style:style style:name="T86" style:family="text">
      <style:text-properties fo:language="es" fo:country="ES" fo:font-weight="bold" style:font-weight-asian="bold"/>
    </style:style>
    <style:style style:name="T87" style:family="text">
      <style:text-properties fo:language="es" fo:country="ES" fo:font-weight="bold" officeooo:rsid="00070cad" style:font-weight-asian="bold"/>
    </style:style>
    <style:style style:name="T88" style:family="text">
      <style:text-properties fo:language="es" fo:country="ES" fo:font-style="italic" style:font-style-asian="italic" style:font-name-complex="TimesNewRomanPSMT"/>
    </style:style>
    <style:style style:name="T89" style:family="text">
      <style:text-properties style:font-name="Calibri1" fo:font-size="6pt" fo:font-style="italic" style:font-size-asian="6pt" style:font-style-asian="italic" style:font-size-complex="6pt"/>
    </style:style>
    <style:style style:name="T90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91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T92" style:family="text">
      <style:text-properties fo:font-style="italic" style:font-style-asian="italic"/>
    </style:style>
    <style:style style:name="T93" style:family="text">
      <style:text-properties officeooo:rsid="004c01a3"/>
    </style:style>
    <style:style style:name="T94" style:family="text">
      <style:text-properties style:font-name-complex="Calibri2"/>
    </style:style>
    <style:style style:name="T95" style:family="text">
      <style:text-properties officeooo:rsid="00141974" style:font-name-complex="Calibri2"/>
    </style:style>
    <style:style style:name="T96" style:family="text">
      <style:text-properties officeooo:rsid="00214aeb" style:font-name-complex="Calibri2"/>
    </style:style>
    <style:style style:name="T97" style:family="text">
      <style:text-properties style:font-name="Calibri" fo:font-size="12pt" fo:letter-spacing="normal" fo:language="es" fo:country="ES" fo:font-weight="bold" style:font-size-asian="12pt" style:font-weight-asian="bold" style:font-size-complex="12pt"/>
    </style:style>
    <style:style style:name="T98" style:family="text">
      <style:text-properties style:font-name="Calibri" fo:font-size="12pt" fo:letter-spacing="normal" fo:language="es" fo:country="ES" fo:font-weight="bold" officeooo:rsid="00070cad" style:font-size-asian="12pt" style:font-weight-asian="bold" style:font-size-complex="12pt"/>
    </style:style>
    <style:style style:name="T99" style:family="text">
      <style:text-properties style:font-name="Calibri" fo:font-size="12pt" fo:letter-spacing="0.018cm" fo:language="es" fo:country="ES" fo:font-weight="bold" style:font-size-asian="12pt" style:font-weight-asian="bold" style:font-size-complex="12pt"/>
    </style:style>
    <style:style style:name="T100" style:family="text">
      <style:text-properties style:font-name="Calibri" fo:letter-spacing="normal" fo:language="es" fo:country="ES" style:font-weight-complex="normal"/>
    </style:style>
    <style:style style:name="T101" style:family="text">
      <style:text-properties style:font-name="Calibri" fo:letter-spacing="0.019cm" fo:language="es" fo:country="ES" style:font-weight-complex="normal"/>
    </style:style>
    <style:style style:name="T102" style:family="text">
      <style:text-properties style:font-name="Calibri" fo:letter-spacing="0.018cm" fo:language="es" fo:country="ES" style:font-weight-complex="normal"/>
    </style:style>
    <style:style style:name="T103" style:family="text">
      <style:text-properties style:font-name="Calibri" fo:letter-spacing="0.002cm" fo:language="es" fo:country="ES" style:font-weight-complex="normal"/>
    </style:style>
    <style:style style:name="T104" style:family="text">
      <style:text-properties style:font-name="Calibri" fo:font-size="8pt" style:font-size-asian="8pt" style:font-name-complex="Calibri2" style:font-size-complex="8pt"/>
    </style:style>
    <style:style style:name="T105" style:family="text">
      <style:text-properties fo:font-weight="normal" officeooo:rsid="0030a9c1" style:font-weight-asian="normal" style:font-name-complex="Arial,Bold" style:font-weight-complex="normal"/>
    </style:style>
    <style:style style:name="T106" style:family="text">
      <style:text-properties fo:font-size="14pt" officeooo:rsid="0011c66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troncal_mat2_bio_qui" form:control-implementation="ooo:com.sun.star.form.component.Formatted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mat2_fis_dt2" form:control-implementation="ooo:com.sun.star.form.component.Formatted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mat2_fis_qui" form:control-implementation="ooo:com.sun.star.form.component.Formatted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GEO" form:control-implementation="ooo:com.sun.star.form.component.Formatted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HA" form:control-implementation="ooo:com.sun.star.form.component.Formatted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FRA" form:control-implementation="ooo:com.sun.star.form.component.Formatted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PSI" form:control-implementation="ooo:com.sun.star.form.component.Formatted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FIS" form:control-implementation="ooo:com.sun.star.form.component.Formatted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GEOL" form:control-implementation="ooo:com.sun.star.form.component.Formatted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ALE" form:control-implementation="ooo:com.sun.star.form.component.Formatted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TIC2" form:control-implementation="ooo:com.sun.star.form.component.Formatted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vol_ef" form:control-implementation="ooo:com.sun.star.form.component.Formatted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REL" form:control-implementation="ooo:com.sun.star.form.component.Formatted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ia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32" form:id="control32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upo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ciencias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humanidades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ccss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office:value-type="string">
            <text:p text:style-name="P18">A</text:p>
          </table:table-cell>
          <table:table-cell table:style-name="Tabla1.B1" table:number-columns-spanned="7" office:value-type="string">
            <text:p text:style-name="P13"><text:span text:style-name="T44">DATOS</text:span><text:span text:style-name="T43"> </text:span><text:span text:style-name="T44">PERSONALES</text:span><text:span text:style-name="T49"> </text:span><text:span text:style-name="T44">DEL</text:span><text:span text:style-name="T50"> </text:span><text:span text:style-name="T44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3" office:value-type="string">
            <text:p text:style-name="P11"><text:span text:style-name="T48">NIA</text:span> <draw:control text:anchor-type="as-char" draw:z-index="14" draw:style-name="gr6" draw:text-style-name="P49" svg:width="3.703cm" svg:height="0.551cm" draw:control="control14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13"><text:span text:style-name="T53">APELLIDOS</text:span><text:span text:style-name="T53"><draw:control text:anchor-type="as-char" draw:z-index="15" draw:name="apellidos" draw:style-name="gr4" draw:text-style-name="P47" svg:width="6.603cm" svg:height="0.521cm" draw:control="control15"/></text:span></text:p>
          </table:table-cell>
          <table:covered-table-cell/>
          <table:covered-table-cell/>
          <table:table-cell table:style-name="Tabla1.D2" table:number-columns-spanned="3" office:value-type="string">
            <text:p text:style-name="P21"><text:span text:style-name="T53">NOMBRE</text:span><text:span text:style-name="T53"><draw:control text:anchor-type="as-char" draw:z-index="16" draw:name="nombre" draw:style-name="gr4" draw:text-style-name="P47" svg:width="3.747cm" svg:height="0.521cm" draw:control="control16"/></text:span></text:p>
          </table:table-cell>
          <table:covered-table-cell/>
          <table:covered-table-cell/>
          <table:table-cell table:style-name="Tabla1.G2" table:number-columns-spanned="3" office:value-type="string">
            <text:p text:style-name="P13"><text:span text:style-name="T53">DNI/NIE</text:span><text:span text:style-name="T53"><draw:control text:anchor-type="as-char" draw:z-index="17" draw:name="dni" draw:style-name="gr4" draw:text-style-name="P47" svg:width="3.07cm" svg:height="0.521cm" draw:control="control17"/></text:span></text:p>
          </table:table-cell>
          <table:covered-table-cell/>
          <table:covered-table-cell/>
          <table:table-cell table:style-name="Tabla1.J2" table:number-columns-spanned="2" office:value-type="string">
            <text:p text:style-name="P33"><draw:control text:anchor-type="paragraph" draw:z-index="32" draw:style-name="gr5" draw:text-style-name="P48" svg:width="0.075cm" svg:height="0.003cm" svg:x="3.066cm" svg:y="-1.785cm" draw:control="control32"/><text:span text:style-name="T17"><draw:control text:anchor-type="as-char" draw:z-index="18" draw:name="hombre" draw:style-name="gr1" draw:text-style-name="P45" svg:width="0.5cm" svg:height="0.5cm" draw:control="control18"/></text:span><text:span text:style-name="T17"><text:s/></text:span><text:span text:style-name="T10">HOMBRE <text:s text:c="2"/></text:span><text:span text:style-name="T16"><text:s/></text:span><text:span text:style-name="T18"><draw:control text:anchor-type="as-char" draw:z-index="19" draw:name="mujer" draw:style-name="gr1" draw:text-style-name="P45" svg:width="0.5cm" svg:height="0.5cm" draw:control="control19"/></text:span><text:span text:style-name="T18"><text:s/></text:span><text:span text:style-name="T10">MUJER</text:span></text:p>
          </table:table-cell>
          <table:covered-table-cell/>
        </table:table-row>
        <table:table-row table:style-name="Tabla1.2">
          <table:table-cell table:style-name="Tabla1.A3" table:number-columns-spanned="2" office:value-type="string">
            <text:p text:style-name="P13"><text:span text:style-name="T53">FECHA</text:span><text:span text:style-name="T51"> </text:span><text:span text:style-name="T53">DE</text:span><text:span text:style-name="T51"> </text:span><text:span text:style-name="T53">NACIMIENTO</text:span><text:span text:style-name="T53"><draw:control text:anchor-type="as-char" draw:z-index="20" draw:style-name="gr4" draw:text-style-name="P47" svg:width="3.432cm" svg:height="0.521cm" draw:control="control20"/></text:span></text:p>
          </table:table-cell>
          <table:covered-table-cell/>
          <table:table-cell table:style-name="Tabla1.C3" table:number-columns-spanned="2" office:value-type="string">
            <text:p text:style-name="P13"><text:span text:style-name="T53">MUNICIPIO</text:span><text:span text:style-name="T55"> </text:span><text:span text:style-name="T53">DE</text:span><text:span text:style-name="T57"> </text:span><text:span text:style-name="T53">NACIMIENTO </text:span><text:span text:style-name="T53"><draw:control text:anchor-type="as-char" draw:z-index="21" draw:style-name="gr4" draw:text-style-name="P47" svg:width="4.495cm" svg:height="0.521cm" draw:control="control21"/></text:span></text:p>
          </table:table-cell>
          <table:covered-table-cell/>
          <table:table-cell table:style-name="Tabla1.E3" table:number-columns-spanned="3" office:value-type="string">
            <text:p text:style-name="P21"><text:span text:style-name="T53">PROVINCIA</text:span><text:span text:style-name="T57"> </text:span><text:span text:style-name="T53">DE</text:span><text:span text:style-name="T57"> </text:span><text:span text:style-name="T53">NACIMIENTO</text:span><text:span text:style-name="T53"><draw:control text:anchor-type="as-char" draw:z-index="22" draw:style-name="gr4" draw:text-style-name="P47" svg:width="4.224cm" svg:height="0.521cm" draw:control="control22"/></text:span></text:p>
          </table:table-cell>
          <table:covered-table-cell/>
          <table:covered-table-cell/>
          <table:table-cell table:style-name="Tabla1.H3" table:number-columns-spanned="4" office:value-type="string">
            <text:p text:style-name="P13"><text:span text:style-name="T53">PAIS</text:span><text:span text:style-name="T58"> </text:span><text:span text:style-name="T53">DE</text:span><text:span text:style-name="T59"> </text:span><text:span text:style-name="T53">NACIMIENTO</text:span><text:span text:style-name="T53"><draw:control text:anchor-type="as-char" draw:z-index="23" draw:style-name="gr4" draw:text-style-name="P47" svg:width="4.495cm" svg:height="0.521cm" draw:control="control23"/>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4" table:number-columns-spanned="4" office:value-type="string">
            <text:p text:style-name="P14"><draw:control text:anchor-type="paragraph" draw:z-index="33" draw:style-name="gr3" draw:text-style-name="P47" svg:width="3.119cm" svg:height="0.521cm" svg:x="5.643cm" svg:y="0.321cm" draw:control="control33"/>CONVIVE</text:p>
            <text:p text:style-name="P32"><draw:control text:anchor-type="as-char" draw:z-index="24" draw:style-name="gr1" draw:text-style-name="P45" svg:width="0.5cm" svg:height="0.5cm" draw:control="control24"/><text:span text:style-name="T63">PADRE <text:s text:c="4"/></text:span><text:span text:style-name="T18"><draw:control text:anchor-type="as-char" draw:z-index="25" draw:style-name="gr1" draw:text-style-name="P45" svg:width="0.5cm" svg:height="0.5cm" draw:control="control25"/></text:span><text:span text:style-name="T63">MADRE <text:s text:c="3"/></text:span><text:span text:style-name="T18"><draw:control text:anchor-type="as-char" draw:z-index="26" draw:style-name="gr1" draw:text-style-name="P45" svg:width="0.5cm" svg:height="0.5cm" draw:control="control26"/></text:span><text:span text:style-name="T18"><text:s/></text:span><text:span text:style-name="T63">AMBOS <text:s text:c="2"/></text:span><text:span text:style-name="T64"><text:s/>OTROS </text:span></text:p>
          </table:table-cell>
          <table:covered-table-cell/>
          <table:covered-table-cell/>
          <table:covered-table-cell/>
          <table:table-cell table:style-name="Tabla1.E4" table:number-columns-spanned="7" office:value-type="string">
            <text:p text:style-name="P21"><text:span text:style-name="T53">CENTRO DE PROCEDENCIA</text:span><text:span text:style-name="T53"><draw:control text:anchor-type="as-char" draw:z-index="27" draw:style-name="gr4" draw:text-style-name="P47" svg:width="9.423cm" svg:height="0.521cm" draw:control="control2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4" office:value-type="string">
            <text:p text:style-name="P13"><text:span text:style-name="T62">DOMICILIO</text:span><text:span text:style-name="T61"> </text:span><text:span text:style-name="T62">(CALLE/PLAZA</text:span><text:span text:style-name="T56"> </text:span><text:span text:style-name="T62">Y</text:span><text:span text:style-name="T52"> </text:span><text:span text:style-name="T62">NÚMERO)</text:span><text:span text:style-name="T62"><draw:control text:anchor-type="as-char" draw:z-index="28" draw:style-name="gr4" draw:text-style-name="P47" svg:width="8.774cm" svg:height="0.521cm" draw:control="control28"/></text:span></text:p>
          </table:table-cell>
          <table:covered-table-cell/>
          <table:covered-table-cell/>
          <table:covered-table-cell/>
          <table:table-cell table:style-name="Tabla1.E5" office:value-type="string">
            <text:p text:style-name="P21"><text:span text:style-name="T53">C.</text:span><text:span text:style-name="T59"> </text:span><text:span text:style-name="T53">POSTAL</text:span></text:p>
            <text:p text:style-name="P20"><draw:control text:anchor-type="as-char" draw:z-index="29" draw:style-name="gr4" draw:text-style-name="P47" svg:width="1.246cm" svg:height="0.521cm" draw:control="control29"/></text:p>
          </table:table-cell>
          <table:table-cell table:style-name="Tabla1.F5" table:number-columns-spanned="5" office:value-type="string">
            <text:p text:style-name="P13"><text:span text:style-name="T53">LOCALIDAD</text:span><text:span text:style-name="T53"><draw:control text:anchor-type="as-char" draw:z-index="30" draw:style-name="gr4" draw:text-style-name="P47" svg:width="3.493cm" svg:height="0.521cm" draw:control="control30"/></text:span></text:p>
          </table:table-cell>
          <table:covered-table-cell/>
          <table:covered-table-cell/>
          <table:covered-table-cell/>
          <table:covered-table-cell/>
          <table:table-cell table:style-name="Tabla1.K5" office:value-type="string">
            <text:p text:style-name="P13"><text:span text:style-name="T53">PROVINCIA</text:span><text:span text:style-name="T53"><draw:control text:anchor-type="as-char" draw:z-index="31" draw:style-name="gr4" draw:text-style-name="P47" svg:width="3.499cm" svg:height="0.521cm" draw:control="control31"/></text:span></text:p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18">B</text:p>
          </table:table-cell>
          <table:table-cell table:style-name="Tabla3.B1" table:number-columns-spanned="5" office:value-type="string">
            <text:p text:style-name="P13"><text:span text:style-name="T86">DATOS</text:span><text:span text:style-name="T67"> </text:span><text:span text:style-name="T86">DEL</text:span><text:span text:style-name="T68"> </text:span><text:span text:style-name="T86">PADRE</text:span><text:span text:style-name="T67"> </text:span><text:span text:style-name="T86">O</text:span><text:span text:style-name="T67"> </text:span><text:span text:style-name="T86">TUTOR</text:span><text:span text:style-name="T67"> </text:span><text:span text:style-name="T86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13"/>
          </table:table-cell>
          <table:table-cell table:style-name="Tabla3.H1" office:value-type="string">
            <text:p text:style-name="P18">C</text:p>
          </table:table-cell>
          <table:table-cell table:style-name="Tabla3.I1" table:number-columns-spanned="5" office:value-type="string">
            <text:p text:style-name="P13"><text:span text:style-name="T86">DATOS</text:span><text:span text:style-name="T67"> </text:span><text:span text:style-name="T86">DE L</text:span><text:span text:style-name="T87">A</text:span><text:span text:style-name="T68"> </text:span><text:span text:style-name="T69">MADRE</text:span><text:span text:style-name="T67"> </text:span><text:span text:style-name="T86">O</text:span><text:span text:style-name="T67"> </text:span><text:span text:style-name="T86">TUTOR</text:span><text:span text:style-name="T87">A</text:span><text:span text:style-name="T67"> </text:span><text:span text:style-name="T86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2"><draw:control text:anchor-type="paragraph" draw:z-index="50" draw:style-name="gr3" draw:text-style-name="P47" svg:width="8.826cm" svg:height="0.521cm" svg:x="0.072cm" svg:y="0.296cm" draw:control="control50"/>APELLIDOS, <text:span text:style-name="T93">NOMBRE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2"><draw:control text:anchor-type="paragraph" draw:z-index="51" draw:style-name="gr3" draw:text-style-name="P47" svg:width="8.826cm" svg:height="0.521cm" svg:x="0.072cm" svg:y="0.289cm" draw:control="control51"/>APELLIDOS, <text:span text:style-name="T93">NOMBRE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13"><text:span text:style-name="T53">DNI/NIE</text:span><text:span text:style-name="T53"><draw:control text:anchor-type="as-char" draw:z-index="34" draw:style-name="gr4" draw:text-style-name="P47" svg:width="2.625cm" svg:height="0.521cm" draw:control="control34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13"><text:span text:style-name="T53">E-MAIL</text:span><text:span text:style-name="T53"><draw:control text:anchor-type="as-char" draw:z-index="35" draw:style-name="gr4" draw:text-style-name="P47" svg:width="5.58cm" svg:height="0.521cm" draw:control="control35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2">DNI/NIE</text:p>
            <text:p text:style-name="P12"><draw:control text:anchor-type="as-char" draw:z-index="36" draw:style-name="gr4" draw:text-style-name="P47" svg:width="2.234cm" svg:height="0.521cm" draw:control="control36"/></text:p>
          </table:table-cell>
          <table:covered-table-cell/>
          <table:covered-table-cell/>
          <table:table-cell table:style-name="Tabla3.K3" table:number-columns-spanned="3" office:value-type="string">
            <text:p text:style-name="P12">E-MAIL</text:p>
            <text:p text:style-name="P12"><draw:control text:anchor-type="as-char" draw:z-index="37" draw:style-name="gr4" draw:text-style-name="P47" svg:width="6.01cm" svg:height="0.521cm" draw:control="control37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21"><text:span text:style-name="T53">TELÉFONO</text:span><text:span text:style-name="T60"> </text:span><text:span text:style-name="T53">1</text:span><text:span text:style-name="T53"><draw:control text:anchor-type="as-char" draw:z-index="38" draw:style-name="gr4" draw:text-style-name="P47" svg:width="3.77cm" svg:height="0.521cm" draw:control="control38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13"><text:span text:style-name="T53">TELÉFONO</text:span><text:span text:style-name="T60"> </text:span><text:span text:style-name="T53">2</text:span><text:span text:style-name="T53"><draw:control text:anchor-type="as-char" draw:z-index="39" draw:style-name="gr4" draw:text-style-name="P47" svg:width="3.957cm" svg:height="0.521cm" draw:control="control39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21"><text:span text:style-name="T53">TELÉFONO</text:span><text:span text:style-name="T60"> </text:span><text:span text:style-name="T53">1</text:span><text:span text:style-name="T53"><draw:control text:anchor-type="as-char" draw:z-index="40" draw:style-name="gr4" draw:text-style-name="P47" svg:width="3.77cm" svg:height="0.521cm" draw:control="control40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13"><text:span text:style-name="T53">TELÉFONO</text:span><text:span text:style-name="T60"> </text:span><text:span text:style-name="T53">2</text:span><text:span text:style-name="T53"><draw:control text:anchor-type="as-char" draw:z-index="41" draw:style-name="gr4" draw:text-style-name="P47" svg:width="4.128cm" svg:height="0.521cm" draw:control="control41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13"><text:span text:style-name="T62">DOMICILIO</text:span><text:span text:style-name="T61"> </text:span><text:span text:style-name="T62">(CALLE/PLAZA</text:span><text:span text:style-name="T56"> </text:span><text:span text:style-name="T62">Y</text:span><text:span text:style-name="T52"> </text:span><text:span text:style-name="T62">NÚMERO) </text:span><text:span text:style-name="T65">(Sólo si no coincide con el del alumno)</text:span><text:span text:style-name="T62"><draw:control text:anchor-type="as-char" draw:z-index="42" draw:style-name="gr4" draw:text-style-name="P47" svg:width="8.774cm" svg:height="0.521cm" draw:control="control4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13"><text:span text:style-name="T62">DOMICILIO</text:span><text:span text:style-name="T61"> </text:span><text:span text:style-name="T62">(CALLE/PLAZA</text:span><text:span text:style-name="T56"> </text:span><text:span text:style-name="T62">Y</text:span><text:span text:style-name="T52"> </text:span><text:span text:style-name="T62">NÚMERO) </text:span><text:span text:style-name="T65">(Sólo si no coincide con el del alumno)</text:span><text:span text:style-name="T62"><draw:control text:anchor-type="as-char" draw:z-index="43" draw:style-name="gr4" draw:text-style-name="P47" svg:width="9.016cm" svg:height="0.521cm" draw:control="control4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21"><text:span text:style-name="T53">C.</text:span><text:span text:style-name="T59"> </text:span><text:span text:style-name="T53">POSTAL</text:span></text:p>
            <text:p text:style-name="P20"><draw:control text:anchor-type="as-char" draw:z-index="44" draw:style-name="gr4" draw:text-style-name="P47" svg:width="1.246cm" svg:height="0.521cm" draw:control="control44"/></text:p>
          </table:table-cell>
          <table:covered-table-cell/>
          <table:table-cell table:style-name="Tabla3.C6" table:number-columns-spanned="3" office:value-type="string">
            <text:p text:style-name="P13"><text:span text:style-name="T53">LOCALIDAD</text:span><text:span text:style-name="T53"><draw:control text:anchor-type="as-char" draw:z-index="45" draw:style-name="gr4" draw:text-style-name="P47" svg:width="3.493cm" svg:height="0.521cm" draw:control="control45"/></text:span></text:p>
          </table:table-cell>
          <table:covered-table-cell/>
          <table:covered-table-cell/>
          <table:table-cell table:style-name="Tabla3.F6" office:value-type="string">
            <text:p text:style-name="P13"><text:span text:style-name="T53">PROVINCIA</text:span><text:span text:style-name="T53"><draw:control text:anchor-type="as-char" draw:z-index="46" draw:style-name="gr4" draw:text-style-name="P47" svg:width="2.881cm" svg:height="0.521cm" draw:control="control46"/></text:span></text:p>
          </table:table-cell>
          <table:covered-table-cell/>
          <table:table-cell table:style-name="Tabla3.H6" table:number-columns-spanned="2" office:value-type="string">
            <text:p text:style-name="P21"><text:span text:style-name="T53">C.</text:span><text:span text:style-name="T59"> </text:span><text:span text:style-name="T53">POSTAL</text:span></text:p>
            <text:p text:style-name="P20"><draw:control text:anchor-type="as-char" draw:z-index="47" draw:style-name="gr4" draw:text-style-name="P47" svg:width="1.246cm" svg:height="0.521cm" draw:control="control47"/></text:p>
          </table:table-cell>
          <table:covered-table-cell/>
          <table:table-cell table:style-name="Tabla3.J6" table:number-columns-spanned="3" office:value-type="string">
            <text:p text:style-name="P13"><text:span text:style-name="T53">LOCALIDAD</text:span><text:span text:style-name="T53"><draw:control text:anchor-type="as-char" draw:z-index="48" draw:style-name="gr4" draw:text-style-name="P47" svg:width="3.885cm" svg:height="0.521cm" draw:control="control48"/></text:span></text:p>
          </table:table-cell>
          <table:covered-table-cell/>
          <table:covered-table-cell/>
          <table:table-cell table:style-name="Tabla3.M6" office:value-type="string">
            <text:p text:style-name="P13"><text:span text:style-name="T53">PROVINCIA</text:span><text:span text:style-name="T53"><draw:control text:anchor-type="as-char" draw:z-index="49" draw:style-name="gr4" draw:text-style-name="P47" svg:width="3.003cm" svg:height="0.521cm" draw:control="control49"/></text:span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17">D</text:p>
          </table:table-cell>
          <table:table-cell table:style-name="Tabla4.B1" table:number-columns-spanned="2" office:value-type="string">
            <text:p text:style-name="P16">DATOS ACADÉMICOS <text:s text:c="123"/></text:p>
          </table:table-cell>
          <table:covered-table-cell/>
          <table:table-cell table:style-name="Tabla4.B1" office:value-type="string">
            <text:p text:style-name="P24"><text:span text:style-name="T41">C</text:span><text:span text:style-name="T42">URSO Y GRUPO EN EL QUE ESTUVO </text:span></text:p>
            <text:p text:style-name="P23">MATRICULADO EL CURSO ANTERIOR</text:p>
          </table:table-cell>
          <table:table-cell table:style-name="Tabla4.E1" office:value-type="string">
            <text:p text:style-name="P22"><draw:control text:anchor-type="as-char" svg:y="0.182cm" draw:z-index="52" draw:style-name="gr2" draw:text-style-name="P46" svg:width="3.211cm" svg:height="0.521cm" draw:control="control52"/></text:p>
          </table:table-cell>
          <table:table-cell table:style-name="Tabla4.F1" office:value-type="string">
            <text:p text:style-name="P31"><text:span text:style-name="T106"><text:s/></text:span><text:span text:style-name="T106"><draw:control text:anchor-type="as-char" draw:z-index="53" draw:style-name="gr1" draw:text-style-name="P45" svg:width="0.5cm" svg:height="0.5cm" draw:control="control53"/></text:span><text:span text:style-name="T106">Repetidor</text:span></text:p>
          </table:table-cell>
        </table:table-row>
        <table:table-row table:style-name="Tabla4.2">
          <table:table-cell table:style-name="Tabla4.A2" table:number-columns-spanned="6" office:value-type="string">
            <text:p text:style-name="P37"><text:span text:style-name="T45">Materias </text:span><text:span text:style-name="T46">Troncales</text:span><text:span text:style-name="T45">:</text:span><text:span text:style-name="T83"> </text:span><text:span text:style-name="T84">Lengua Castellana y Literatura II, </text:span><text:span text:style-name="T85">Inglés</text:span><text:span text:style-name="T84">, Historia de España </text:span><text:span text:style-name="T85">+ 3 de un itinerario</text:span><text:span text:style-name="T84">. <text:s/></text:span><text:span text:style-name="T47">Materias </text:span><text:span text:style-name="T46">Específicas</text:span><text:span text:style-name="T47">:</text:span><text:span text:style-name="T84"> <text:s/></text:span><text:span text:style-name="T85">Historia de la Filosofía + 1 específica de abajo</text:span><text:span text:style-name="T84">. </text:span><text:span text:style-name="T47">Materias </text:span><text:span text:style-name="T46">LCA</text:span><text:span text:style-name="T47">:</text:span><text:span text:style-name="T84">Valenciano: Lengua y Literatura y </text:span><text:span text:style-name="T83">Tutoría. <text:s text:c="2"/></text:span><text:span text:style-name="T46">LCA voluntaria:</text:span><text:span text:style-name="T105"> Educación Físicodeportiva y Salu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table:number-columns-spanned="2" office:value-type="string">
            <text:p text:style-name="P19"><text:span text:style-name="T76"><draw:control text:anchor-type="as-char" draw:z-index="54" draw:style-name="gr1" draw:text-style-name="P45" svg:width="0.5cm" svg:height="0.5cm" draw:control="control54"/></text:span><text:span text:style-name="T76"><text:s text:c="5"/></text:span>CIENCIAS</text:p>
          </table:table-cell>
          <table:covered-table-cell/>
          <table:table-cell table:style-name="Tabla4.C3" table:number-columns-spanned="4" office:value-type="string">
            <text:p text:style-name="P15"><text:span text:style-name="T76"><text:s text:c="5"/></text:span>HUMANIDADES Y CIENCIAS SOCIALES</text:p>
          </table:table-cell>
          <table:covered-table-cell/>
          <table:covered-table-cell/>
          <table:covered-table-cell/>
        </table:table-row>
        <table:table-row table:style-name="Tabla4.4">
          <table:table-cell table:style-name="Tabla4.A4" table:number-rows-spanned="2" table:number-columns-spanned="2" office:value-type="string">
            <text:p text:style-name="P42"><text:span text:style-name="T11"><draw:control text:anchor-type="as-char" svg:y="-0.355cm" draw:z-index="1" draw:style-name="gr7" draw:text-style-name="P50" svg:width="0.5cm" svg:height="0.5cm" draw:control="control1"/></text:span><text:span text:style-name="T94"><text:s/>Matemáticas II / </text:span><text:span text:style-name="T95">Biología / Química</text:span></text:p>
            <text:p text:style-name="P42"><text:span text:style-name="T11"><draw:control text:anchor-type="as-char" svg:y="-0.355cm" draw:z-index="2" draw:style-name="gr7" draw:text-style-name="P50" svg:width="0.5cm" svg:height="0.5cm" draw:control="control2"/></text:span><text:span text:style-name="T94"><text:s/>Matemáticas II / </text:span><text:span text:style-name="T95">Física / Dibujo Técnico II</text:span></text:p>
            <text:p text:style-name="P42"><text:span text:style-name="T12"><draw:control text:anchor-type="as-char" svg:y="-0.355cm" draw:z-index="3" draw:style-name="gr7" draw:text-style-name="P50" svg:width="0.5cm" svg:height="0.5cm" draw:control="control3"/></text:span><text:span text:style-name="T95"><text:s/>Matemáticas II / </text:span><text:span text:style-name="T96">Física</text:span><text:span text:style-name="T95"> / Química</text:span></text:p>
          </table:table-cell>
          <table:covered-table-cell/>
          <table:table-cell table:style-name="Tabla4.A4" table:number-columns-spanned="2" office:value-type="string">
            <text:p text:style-name="P43"><text:span text:style-name="T98"><draw:control text:anchor-type="as-char" draw:z-index="55" draw:style-name="gr1" draw:text-style-name="P45" svg:width="0.5cm" svg:height="0.5cm" draw:control="control55"/></text:span><text:span text:style-name="T98">ITINERARIO </text:span><text:span text:style-name="T97">HUMANIDADES</text:span></text:p>
            <text:p text:style-name="P38">Latín II </text:p>
            <text:p text:style-name="P39">Griego II </text:p>
          </table:table-cell>
          <table:covered-table-cell/>
          <table:table-cell table:style-name="Tabla4.E4" table:number-columns-spanned="2" office:value-type="string">
            <text:p text:style-name="P44"><text:span text:style-name="T98"><draw:control text:anchor-type="as-char" draw:z-index="56" draw:style-name="gr1" draw:text-style-name="P45" svg:width="0.5cm" svg:height="0.5cm" draw:control="control56"/></text:span><text:span text:style-name="T98">ITINERARIO </text:span><text:span text:style-name="T97">CIENCIAS</text:span><text:span text:style-name="T99"> </text:span><text:span text:style-name="T97">SOCIALES</text:span></text:p>
            <text:p text:style-name="P40"><text:span text:style-name="T100">Matemáticas</text:span><text:span text:style-name="T101"> </text:span><text:span text:style-name="T100">Aplicadas</text:span><text:span text:style-name="T102"> </text:span><text:span text:style-name="T100">a las Ciencias</text:span><text:span text:style-name="T103"> </text:span><text:span text:style-name="T100">Sociales</text:span><text:span text:style-name="T103"> </text:span><text:span text:style-name="T100">II</text:span></text:p>
            <text:p text:style-name="P41">Economía de la Empresa</text:p>
          </table:table-cell>
          <table:covered-table-cell/>
        </table:table-row>
        <table:table-row table:style-name="Tabla4.5">
          <table:covered-table-cell/>
          <table:covered-table-cell/>
          <table:table-cell table:style-name="Tabla4.E4" table:number-columns-spanned="4" office:value-type="string">
            <text:p text:style-name="P28"><text:span text:style-name="T76"><text:s/></text:span><text:span text:style-name="T34">(Numera por orden de preferencia) <text:s/></text:span><text:span text:style-name="T76"><text:s text:c="2"/></text:span><text:span text:style-name="T76"><draw:control text:anchor-type="as-char" svg:y="-0.355cm" draw:z-index="4" draw:style-name="gr7" draw:text-style-name="P50" svg:width="0.5cm" svg:height="0.5cm" draw:control="control4"/></text:span><text:span text:style-name="T76"><text:s/></text:span><text:span text:style-name="T77">Geo</text:span><text:span text:style-name="T78">grafía</text:span><text:span text:style-name="T79"> <text:s text:c="21"/></text:span><text:span text:style-name="T54"><text:s/></text:span><draw:control text:anchor-type="as-char" svg:y="-0.355cm" draw:z-index="5" draw:style-name="gr7" draw:text-style-name="P50" svg:width="0.5cm" svg:height="0.5cm" draw:control="control5"/><text:span text:style-name="T79"><text:s text:c="2"/></text:span><text:span text:style-name="T104">Historia del Arte</text:span><text:span text:style-name="T79"> <text:s text:c="3"/></text:span>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6" table:number-columns-spanned="6" office:value-type="string">
            <text:p text:style-name="P29"><text:span text:style-name="T36">Específica </text:span><text:span text:style-name="T35">(Numera por orden de preferencia)</text:span><text:span text:style-name="T38"> </text:span><text:span text:style-name="T35"><text:s/></text:span></text:p>
            <text:p text:style-name="P26"><text:span text:style-name="T66"><text:s text:c="31"/></text:span><text:span text:style-name="T13"><draw:control text:anchor-type="as-char" svg:y="-0.355cm" draw:z-index="6" draw:style-name="gr7" draw:text-style-name="P50" svg:width="0.5cm" svg:height="0.5cm" draw:control="control6"/></text:span><text:span text:style-name="T80"><text:s/></text:span><text:span text:style-name="T82">Francés Segundo Idioma <text:s text:c="23"/></text:span><draw:control text:anchor-type="as-char" svg:y="-0.355cm" draw:z-index="7" draw:style-name="gr7" draw:text-style-name="P50" svg:width="0.5cm" svg:height="0.5cm" draw:control="control7"/><text:span text:style-name="T81"><text:s/>Psicología <text:s text:c="33"/></text:span><text:span text:style-name="T14"><text:s/></text:span><text:span text:style-name="T19"><draw:control text:anchor-type="as-char" svg:y="-0.355cm" draw:z-index="8" draw:style-name="gr7" draw:text-style-name="P50" svg:width="0.5cm" svg:height="0.5cm" draw:control="control8"/></text:span><text:span text:style-name="T19"><text:s/></text:span><text:span text:style-name="T20">Física</text:span><text:span text:style-name="T81"> <text:s text:c="27"/></text:span><text:span text:style-name="T14"><text:s/></text:span><text:span text:style-name="T19"><draw:control text:anchor-type="as-char" svg:y="-0.355cm" draw:z-index="9" draw:style-name="gr7" draw:text-style-name="P50" svg:width="0.5cm" svg:height="0.5cm" draw:control="control9"/></text:span><text:span text:style-name="T19"><text:s/></text:span><text:span text:style-name="T21">Geología</text:span><text:span text:style-name="T81"> <text:s text:c="8"/></text:span></text:p>
            <text:p text:style-name="P27"><text:span text:style-name="T66"><text:s text:c="31"/></text:span><text:span text:style-name="T13"><draw:control text:anchor-type="as-char" svg:y="-0.355cm" draw:z-index="10" draw:style-name="gr7" draw:text-style-name="P50" svg:width="0.5cm" svg:height="0.5cm" draw:control="control10"/></text:span><text:span text:style-name="T80"><text:s/></text:span><text:span text:style-name="T82">Alemán Segundo Idioma <text:s text:c="22"/></text:span><text:span text:style-name="T15"><text:s/></text:span><text:span text:style-name="T15"><draw:control text:anchor-type="as-char" svg:y="-0.355cm" draw:z-index="11" draw:style-name="gr7" draw:text-style-name="P50" svg:width="0.5cm" svg:height="0.5cm" draw:control="control11"/></text:span><text:span text:style-name="T24"><text:s/></text:span><text:span text:style-name="T22">Tecnologías</text:span><text:span text:style-name="T25"> </text:span><text:span text:style-name="T22">de</text:span><text:span text:style-name="T26"> </text:span><text:span text:style-name="T22">la Información</text:span><text:span text:style-name="T27"> </text:span><text:span text:style-name="T22">y</text:span><text:span text:style-name="T28"> </text:span><text:span text:style-name="T22">la</text:span><text:span text:style-name="T28"> </text:span><text:span text:style-name="T22">Comunicación</text:span><text:span text:style-name="T29"> </text:span><text:span text:style-name="T22">I</text:span><text:span text:style-name="T19">I <text:s/></text:span><text:span text:style-name="T14"><text:s text:c="3"/></text:span><text:span text:style-name="T14"><draw:control text:anchor-type="as-char" svg:y="-0.355cm" draw:z-index="13" draw:style-name="gr7" draw:text-style-name="P50" svg:width="0.5cm" svg:height="0.5cm" draw:control="control13"/></text:span><text:span text:style-name="T19"><text:s/></text:span><text:span text:style-name="T23">Religión Católica</text:span><text:span text:style-name="T19"> <text:s text:c="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7" table:number-columns-spanned="6" office:value-type="string">
            <text:p text:style-name="P30"><text:span text:style-name="T37">LCA Voluntaria <text:s text:c="4"/></text:span><text:span text:style-name="T30"><text:s text:c="5"/></text:span><text:span text:style-name="T39"><text:s/></text:span><draw:control text:anchor-type="as-char" svg:y="-0.355cm" draw:z-index="12" draw:style-name="gr7" draw:text-style-name="P50" svg:width="0.5cm" svg:height="0.5cm" draw:control="control12"/><text:span text:style-name="T31"><text:s text:c="3"/></text:span><text:span text:style-name="T32">Educación F</text:span><text:span text:style-name="T33">i</text:span><text:span text:style-name="T32">sicodeportiva y Salud</text:span><text:span text:style-name="T30"> <text:s text:c="1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8" table:number-columns-spanned="6" office:value-type="string">
            <text:p text:style-name="P25"><text:span text:style-name="T74">L</text:span><text:span text:style-name="T73">a</text:span><text:span text:style-name="T70"> materia</text:span><text:span text:style-name="T71"> </text:span><text:span text:style-name="T70">concedida dependerá </text:span><text:span text:style-name="T73">de</text:span><text:span text:style-name="T70"> </text:span><text:span text:style-name="T73">la</text:span><text:span text:style-name="T70"> disponibilidad </text:span><text:span text:style-name="T73">y del</text:span><text:span text:style-name="T70"> número</text:span><text:span text:style-name="T72"> </text:span><text:span text:style-name="T73">de</text:span><text:span text:style-name="T70"> matriculados en</text:span><text:span text:style-name="T71"> </text:span><text:span text:style-name="T70">cada </text:span><text:span text:style-name="T73">una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89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90">matrícula</text:span><text:span text:style-name="T89"> del alumnado </text:span><text:span text:style-name="T91">en el </text:span><text:span text:style-name="T90">IES NÚM. 1 - LIBERTAS</text:span><text:span text:style-name="T89">.- Se pueden ejercer los derechos de acceso, rectificación, cancelación y oposición </text:span><text:span text:style-name="T90">ante el IES NÚM. 1 - LIBERTAS Polígono Aguas Nuevas, sector 25 S/N, 03183 Torrevieja </text:span><text:span text:style-name="T89">(dirección de correo electrónico: </text:span><text:span text:style-name="T90">03008630</text:span><text:span text:style-name="T89">@gva.es Tfn.: 96</text:span><text:span text:style-name="T90">5</text:span><text:span text:style-name="T89"> </text:span><text:span text:style-name="T90">290</text:span><text:span text:style-name="T89"> </text:span><text:span text:style-name="T90">100</text:span><text:span text:style-name="T89">).</text:span></text:p>
      <text:p text:style-name="P5"><text:span text:style-name="T92">Con la firma de la solicitud autorizo y presto mi consentimiento expreso para el uso de mis datos, según todo lo anteriormente expuesto y de </text:span><text:span text:style-name="T88">forma confidencial, con las medidas de seguridad que establece la normativa vigente en materia de protección de datos.</text:span></text:p>
      <text:p text:style-name="P7"/>
      <text:p text:style-name="P34"><text:span text:style-name="T75">Firma padre/tutor <text:tab/><text:tab/><text:tab/> Firma madre/tutora <text:s text:c="48"/>Firma del alumno </text:span><text:span text:style-name="T40">(en caso de mayoría de edad)</text:span></text:p>
      <text:p text:style-name="P36"><text:s text:c="13"/></text:p>
      <text:p text:style-name="P35"><text:span text:style-name="T40"><text:s text:c="89"/></text:span><text:span text:style-name="T75">(</text:span><text:span text:style-name="T40">es obligatoria la firma de ambos</text:span><text:span text:style-name="T75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14.185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a5.B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8018c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MT2" style:family="text">
      <style:text-properties style:font-name="Times New Roman" fo:font-size="24pt" fo:font-weight="bold" style:font-size-asian="24pt" style:font-weight-asian="bold" style:font-size-complex="24pt"/>
    </style:style>
    <style:style style:name="MT3" style:family="text">
      <style:text-properties style:font-name="Arial1" fo:font-size="20pt" fo:letter-spacing="normal" fo:font-weight="bold" style:font-size-asian="20pt" style:font-weight-asian="bold" style:font-size-complex="20pt"/>
    </style:style>
    <style:style style:name="MT4" style:family="text">
      <style:text-properties style:font-name="Arial1" fo:font-size="20pt" fo:font-weight="bold" style:font-size-asian="20pt" style:font-weight-asian="bold" style:font-size-complex="20pt"/>
    </style:style>
    <style:style style:name="MT5" style:family="text">
      <style:text-properties fo:color="#800000" style:font-name="Arial1" fo:font-size="28pt" fo:letter-spacing="normal" fo:font-weight="bold" officeooo:rsid="005cbd98" style:font-size-asian="28pt" style:font-weight-asian="bold" style:font-size-complex="28pt"/>
    </style:style>
    <style:style style:name="MT6" style:family="text">
      <style:text-properties fo:color="#800000" style:font-name="Arial1" fo:font-size="28pt" fo:letter-spacing="normal" fo:font-weight="bold" officeooo:rsid="00070cad" style:font-size-asian="28pt" style:font-weight-asian="bold" style:font-size-complex="28pt"/>
    </style:style>
    <style:style style:name="MT7" style:family="text">
      <style:text-properties fo:color="#800000" style:font-name="Arial1" fo:font-size="28pt" fo:letter-spacing="normal" fo:font-weight="bold" style:font-size-asian="28pt" style:font-weight-asian="bold" style:font-size-complex="28pt"/>
    </style:style>
    <style:style style:name="MT8" style:family="text">
      <style:text-properties fo:color="#800000" style:font-name="Arial1" fo:font-size="6pt" fo:letter-spacing="normal" fo:font-weight="bold" style:font-size-asian="6pt" style:font-weight-asian="bold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99cm" svg:y="0.238cm" svg:width="4.985cm" svg:height="2.771cm" draw:z-index="0"><draw:image xlink:href="Pictures/100002010000066100000391F0B4069685737080.png" xlink:type="simple" xlink:show="embed" xlink:actuate="onLoad" loext:mime-type="image/png"/></draw:frame></text:p>
            </table:table-cell>
            <table:table-cell table:style-name="Tabla5.B1" office:value-type="string">
              <text:p text:style-name="MP2"><text:span text:style-name="MT1">SOLICITUD</text:span><text:span text:style-name="MT2"> </text:span><text:span text:style-name="MT1">DE</text:span><text:span text:style-name="MT2"> MATRÍCULA</text:span></text:p>
              <text:p text:style-name="MP3"><text:span text:style-name="MT3">CURSO</text:span><text:span text:style-name="MT4"> </text:span><text:span text:style-name="MT3">20 <text:s text:c="3"/>/ </text:span><text:span text:style-name="MT4">20 </text:span></text:p>
              <text:p text:style-name="MP4"><text:span text:style-name="MT5">2</text:span><text:span text:style-name="MT6">º</text:span><text:span text:style-name="MT7"> </text:span><text:span text:style-name="MT6">BACHILLERATO</text:span><text:span text:style-name="MT8"> <text:s text:c="23"/></text:span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4</meta:editing-cycles>
    <meta:print-date>2016-01-26T16:44:00</meta:print-date>
    <meta:creation-date>2015-05-11T09:29:00</meta:creation-date>
    <dc:date>2020-06-01T10:46:44.973893729</dc:date>
    <dc:language>en-GB</dc:language>
    <meta:editing-duration>P1DT5H49M52S</meta:editing-duration>
    <meta:generator>LibreOffice/6.4.4.2$MacOSX_X86_64 LibreOffice_project/3d775be2011f3886db32dfd395a6a6d1ca2630ff</meta:generator>
    <dc:creator>J M</dc:creator>
    <meta:document-statistic meta:table-count="4" meta:image-count="1" meta:object-count="0" meta:page-count="1" meta:paragraph-count="77" meta:word-count="451" meta:character-count="3484" meta:non-whitespace-character-count="2503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